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333333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333333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paragraph-rsid="000746cf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paragraph-rsid="0007fab5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8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9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21" style:family="paragraph" style:parent-style-name="Header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Header">
      <style:paragraph-properties fo:text-align="start" style:justify-single-word="false"/>
      <style:text-properties style:font-name="Arial" fo:font-size="11pt" officeooo:paragraph-rsid="000c8174" style:font-size-asian="11pt" style:font-size-complex="11pt"/>
    </style:style>
    <style:style style:name="P23" style:family="paragraph" style:parent-style-name="Header">
      <style:paragraph-properties fo:text-align="start" style:justify-single-word="false"/>
      <style:text-properties style:font-name="Arial" fo:font-size="9pt" officeooo:paragraph-rsid="000c8174" style:font-size-asian="9pt" style:font-size-complex="9pt"/>
    </style:style>
    <style:style style:name="P24" style:family="paragraph" style:parent-style-name="Header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1pt" officeooo:paragraph-rsid="000c8174" style:font-size-asian="11pt" style:font-size-complex="11pt"/>
    </style:style>
    <style:style style:name="P25" style:family="paragraph" style:parent-style-name="Header">
      <style:paragraph-properties fo:margin-left="0cm" fo:margin-right="0cm" fo:line-height="150%" fo:text-indent="0cm" style:auto-text-indent="false"/>
      <style:text-properties officeooo:paragraph-rsid="000c8174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_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6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21"><text:placeholder text:placeholder-type="text">&lt;if test="company.party.address_get(type='invoice')"&gt;</text:placeholder></text:p>
            <text:p text:style-name="P17"><text:placeholder text:placeholder-type="text">&lt;for each="line in company.party.address_get(type='invoice').full_address.split('-')"&gt;</text:placeholder></text:p>
            <text:p text:style-name="P17"><text:placeholder text:placeholder-type="text">&lt;line&gt;</text:placeholder></text:p>
            <text:p text:style-name="P17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_get()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_currency(recibo.amount, recibo.party.lang, currency=recibo.currency)&gt;</text:placeholder></text:p>
            <text:p text:style-name="P13"><text:span text:style-name="T7">Lugar </text:span><text:placeholder text:placeholder-type="text">&lt;get_place(company.party)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9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5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6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22"><text:placeholder text:placeholder-type="text">&lt;if test="company.party.address_get(type='invoice')"&gt;</text:placeholder></text:p>
            <text:p text:style-name="P23"><text:placeholder text:placeholder-type="text">&lt;for each="line in company.party.address_get(type='invoice').full_address.split('-')"&gt;</text:placeholder></text:p>
            <text:p text:style-name="P23"><text:placeholder text:placeholder-type="text">&lt;line&gt;</text:placeholder></text:p>
            <text:p text:style-name="P23"><text:placeholder text:placeholder-type="text">&lt;/for&gt;</text:placeholder></text:p>
            <text:p text:style-name="P24"><text:span text:style-name="T10"><text:placeholder text:placeholder-type="text">&lt;/if&gt;</text:placeholder></text:span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25"><text:span text:style-name="Line_20_numbering"><text:span text:style-name="T5">Domicilio </text:span></text:span><text:span text:style-name="Line_20_numbering"><text:span text:style-name="T15"><text:placeholder text:placeholder-type="text">&lt;recibo.partner.party.address_get()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_currency(recibo.amount, recibo.party.lang, currency=recibo.currency)&gt;</text:placeholder></text:p>
            <text:p text:style-name="P14"><text:span text:style-name="T7">Lugar </text:span><text:placeholder text:placeholder-type="text">&lt;get_place(company.party)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9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5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99" meta:non-whitespace-character-count="2118"/>
    <meta:user-defined meta:name="Info 1"/>
    <meta:user-defined meta:name="Info 2"/>
    <meta:user-defined meta:name="Info 3"/>
    <meta:user-defined meta:name="Info 4"/>
  </office:meta>
</office:document-meta>
</file>